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A9113D8C8B9CC207E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style:min-row-height="5.699cm"/>
    </style:style>
    <style:style style:name="Tabela1.A1" style:family="table-cell">
      <style:table-cell-properties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101cm" loext:contextual-spacing="false"/>
    </style:style>
    <style:style style:name="P4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50%" fo:text-indent="0cm" style:auto-text-indent="false" style:page-number="auto" fo:background-color="transparent"/>
    </style:style>
    <style:style style:name="P5" style:family="paragraph" style:parent-style-name="Standard" style:master-page-name="">
      <loext:graphic-properties draw:fill="none"/>
      <style:paragraph-properties fo:margin-left="0.7cm" fo:margin-right="0cm" fo:margin-top="0.7cm" fo:margin-bottom="0.3cm" loext:contextual-spacing="false" fo:line-height="150%" fo:text-indent="0cm" style:auto-text-indent="false" style:page-number="auto" fo:background-color="transparent"/>
      <style:text-properties officeooo:paragraph-rsid="00211e46"/>
    </style:style>
    <style:style style:name="P6" style:family="paragraph" style:parent-style-name="Standard" style:master-page-name="">
      <loext:graphic-properties draw:fill="none"/>
      <style:paragraph-properties fo:margin-left="0.7cm" fo:margin-right="0cm" fo:line-height="150%" fo:text-align="end" style:justify-single-word="false" fo:text-indent="0cm" style:auto-text-indent="false" style:page-number="auto" fo:background-color="transparen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942cm" fo:min-width="10.27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2" text:anchor-type="page" text:anchor-page-number="1" svg:x="11.132cm" svg:y="5.225cm" svg:width="7.488cm" draw:z-index="2">
        <draw:text-box fo:min-height="3.494cm">
          <text:p text:style-name="P2"><text:database-display text:table-name="lista_adresy" text:table-type="table" text:column-name="Tytuł" text:database-name="lista_adresy">Pan</text:database-display><text:hidden-paragraph text:condition="ooow:![lista_adresy.lista_adresy.Tytuł]"/></text:p>
          <text:p text:style-name="P2"><text:database-display text:table-name="lista_adresy" text:table-type="table" text:column-name="Imię" text:database-name="lista_adresy">Jan</text:database-display><text:s/><text:database-display text:table-name="lista_adresy" text:table-type="table" text:column-name="Nazwisko" text:database-name="lista_adresy">Kowalski</text:database-display><text:hidden-paragraph text:condition="ooow:![lista_adresy.lista_adresy.Imię] AND ![lista_adresy.lista_adresy.Nazwisko]"/></text:p>
          <text:p text:style-name="P2"><text:database-display text:table-name="lista_adresy" text:table-type="table" text:column-name="Linia adresu 1" text:database-name="lista_adresy">ul. Staromiejska 2</text:database-display><text:hidden-paragraph text:condition="ooow:![lista_adresy.lista_adresy.Linia adresu 1]"/></text:p>
          <text:p text:style-name="P2"><text:database-display text:table-name="lista_adresy" text:table-type="table" text:column-name="Kod pocztowy" text:database-name="lista_adresy">27-600</text:database-display><text:s/><text:database-display text:table-name="lista_adresy" text:table-type="table" text:column-name="Miejscowość" text:database-name="lista_adresy">Sandomierz</text:database-display><text:hidden-paragraph text:condition="ooow:![lista_adresy.lista_adresy.Kod pocztowy] AND ![lista_adresy.lista_adresy.Miejscowość]"/></text:p>
        </draw:text-box>
      </draw:frame>
      <text:p text:style-name="P3"><draw:custom-shape text:anchor-type="paragraph" draw:z-index="0" draw:style-name="gr1" draw:text-style-name="P8" svg:width="10.776cm" svg:height="1.202cm" svg:x="3.078cm" svg:y="0.208cm"><text:p text:style-name="P7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1"/>
          </table:table-cell>
        </table:table-row>
      </table:table>
      <text:p text:style-name="Standard"/>
      <text:p text:style-name="P5">Niniejszym mamy przyjemność zaprosić <text:database-display text:table-name="lista_adresy" text:table-type="table" text:column-name="Płeć" text:database-name="lista_adresy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6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06.795061268</meta:creation-date>
    <dc:date>2017-11-07T22:23:39.824000000</dc:date>
    <meta:editing-duration>PT35M27S</meta:editing-duration>
    <meta:editing-cycles>8</meta:editing-cycles>
    <meta:generator>LibreOffice/5.4.2.2$Windows_X86_64 LibreOffice_project/22b09f6418e8c2d508a9eaf86b2399209b0990f4</meta:generator>
    <meta:document-statistic meta:table-count="1" meta:image-count="1" meta:object-count="0" meta:page-count="1" meta:paragraph-count="7" meta:word-count="49" meta:character-count="382" meta:non-whitespace-character-count="340"/>
  </office:meta>
</office:document-meta>
</file>